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me thought for paper-writing</text:p>
      <text:p text:style-name="Standard"/>
      <text:p text:style-name="Standard">Storing each each logical constant as an ISO, either a predicate or a non-functional constant. This allows us to treat the functions actions to be taken on ISOs. </text:p>
      <text:p text:style-name="Standard"/>
      <text:p text:style-name="Standard">About nth and nth_of_each predicates:</text:p>
      <text:p text:style-name="Standard">The nth predicate calls the nth_of_each predicate for execution, passing to it the “default value” of the “containing unit” of each element of a given sequence. For example, nth(quarter:s, 3rd) calls nth_of_each(quarter:s, 3rd, year:s), where “year:s” is the containing unit of “quarter:s”. </text:p>
      <text:p text:style-name="Standard">The logical predicate nth_of_each allows for very complex nested logic. For example, we could represent “the first day of the second month of the year” as follows:</text:p>
      <text:p text:style-name="Standard">(nth_of_each(day:s, 1, (nth_of_each(month:s, 2, year:s))</text:p>
      <text:p text:style-name="Standard">While our logical language is able to express this complexity, our execution from logic to the desired output format within this dataset doesn't allow us to retain this kind of nested information. The ISO-based structure is limiting – we have a few, restrictive formats we can output. </text:p>
      <text:p text:style-name="Standard">(get output formats from the website, and explain the differences between the ISO-8601 and the dataset I'm working wi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Dodge</meta:initial-creator>
    <meta:creation-date>2012-10-01T12:28:46</meta:creation-date>
    <dc:date>2012-10-03T19:58:22</dc:date>
    <dc:creator>Jesse Dodge</dc:creator>
    <meta:editing-duration>PT13M21S</meta:editing-duration>
    <meta:editing-cycles>1</meta:editing-cycles>
    <meta:document-statistic meta:table-count="0" meta:image-count="0" meta:object-count="0" meta:page-count="1" meta:paragraph-count="8" meta:word-count="177" meta:character-count="1146" meta:non-whitespace-character-count="973"/>
    <meta:generator>LibreOffice/3.5$Linux_X86_64 LibreOffice_project/350m1$Build-2</meta:generator>
  </office:meta>
</office:document-meta>
</file>